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572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524">
            <text:p>524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495">
            <text:p>49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ommercial/Office Building </text:p>
          </table:table-cell>
          <table:table-cell table:style-name="ce21" office:value-type="float" office:value="5047">
            <text:p>504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374">
            <text:p>2374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6341">
            <text:p>6341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4068">
            <text:p>14068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012">
            <text:p>201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006">
            <text:p>1006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171">
            <text:p>1171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4851">
            <text:p>4851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202">
            <text:p>1120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798">
            <text:p>1798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493">
            <text:p>493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9733">
            <text:p>19733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7072">
            <text:p>47072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701">
            <text:p>2701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7109">
            <text:p>7109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3981">
            <text:p>398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622">
            <text:p>4622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439">
            <text:p>943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48198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Number of Larcenies</text:p>
          </table:table-cell>
          <table:table-cell table:style-name="ce21" office:value-type="float" office:value="11313">
            <text:p>11313</text:p>
          </table:table-cell>
          <table:table-cell table:style-name="ce21" office:value-type="float" office:value="9601">
            <text:p>9601</text:p>
          </table:table-cell>
          <table:table-cell table:style-name="ce21" office:value-type="float" office:value="11530">
            <text:p>11530</text:p>
          </table:table-cell>
          <table:table-cell table:style-name="ce21" office:value-type="float" office:value="11746">
            <text:p>11746</text:p>
          </table:table-cell>
          <table:table-cell table:style-name="ce21" office:value-type="float" office:value="13222">
            <text:p>13222</text:p>
          </table:table-cell>
          <table:table-cell table:style-name="ce21" office:value-type="float" office:value="13430">
            <text:p>13430</text:p>
          </table:table-cell>
          <table:table-cell table:style-name="ce21" office:value-type="float" office:value="13618">
            <text:p>13618</text:p>
          </table:table-cell>
          <table:table-cell table:style-name="ce21" office:value-type="float" office:value="13604">
            <text:p>13604</text:p>
          </table:table-cell>
          <table:table-cell table:style-name="ce21" office:value-type="float" office:value="12592">
            <text:p>12592</text:p>
          </table:table-cell>
          <table:table-cell table:style-name="ce21" office:value-type="float" office:value="12937">
            <text:p>12937</text:p>
          </table:table-cell>
          <table:table-cell table:style-name="ce21" office:value-type="float" office:value="12371">
            <text:p>12371</text:p>
          </table:table-cell>
          <table:table-cell table:style-name="ce21" office:value-type="float" office:value="12234">
            <text:p>12234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62">
            <text:p>362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2684">
            <text:p>2268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3532">
            <text:p>2353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638">
            <text:p>638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2823">
            <text:p>32823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3313">
            <text:p>1331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54502">
            <text:p>5450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48198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2071">
            <text:p>2207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176">
            <text:p>2117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1132">
            <text:p>21132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713">
            <text:p>21713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830">
            <text:p>2383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0696">
            <text:p>2069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580">
            <text:p>1758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81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